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style:font-size-asian="12pt" style:font-size-complex="12pt"/>
    </style:style>
    <style:style style:name="P2" style:family="paragraph" style:parent-style-name="Standard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text-properties style:use-window-font-color="true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text-properties style:use-window-font-color="true" style:font-name="Courier 10 Pitch" fo:font-size="12pt" style:font-size-asian="12pt" style:font-size-complex="12pt"/>
    </style:style>
    <style:style style:name="P5" style:family="paragraph" style:parent-style-name="Standard">
      <style:text-properties style:use-window-font-color="true" style:font-name="Liberation Serif" fo:font-size="12pt" style:font-name-asian="Monospace" style:font-size-asian="12pt" style:font-name-complex="Monospace" style:font-size-complex="12pt"/>
    </style:style>
    <style:style style:name="P6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</style:style>
    <style:style style:name="P7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fo:font-size="12pt" style:font-size-asian="12pt" style:font-size-complex="12pt"/>
    </style:style>
    <style:style style:name="P8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style:font-name="Courier 10 Pitch" fo:font-size="12pt" style:font-name-asian="Monospace" style:font-size-asian="12pt" style:font-name-complex="Monospace" style:font-size-complex="12pt"/>
    </style:style>
    <style:style style:name="P9" style:family="paragraph" style:parent-style-name="Standard">
      <style:text-properties style:use-window-font-color="true" style:font-name="Liberation Serif" fo:font-size="12pt" style:font-name-asian="Monospace" style:font-size-asian="12pt" style:font-name-complex="Monospace" style:font-size-complex="12pt"/>
    </style:style>
    <style:style style:name="P10" style:family="paragraph" style:parent-style-name="Standard">
      <style:paragraph-properties fo:text-align="center" style:justify-single-word="false"/>
      <style:text-properties fo:text-transform="uppercase" style:use-window-font-color="true" fo:font-size="14pt" style:font-size-asian="14pt" style:font-size-complex="14pt"/>
    </style:style>
    <style:style style:name="P11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style:font-name="Liberation Serif" fo:font-size="12pt" style:font-name-asian="Monospace" style:font-size-asian="12pt" style:font-name-complex="Monospace" style:font-size-complex="12pt"/>
    </style:style>
    <style:style style:name="T1" style:family="text">
      <style:text-properties style:font-name="Courier 10 Pitch" fo:font-style="normal" style:font-style-asian="normal" style:font-style-complex="normal"/>
    </style:style>
    <style:style style:name="T2" style:family="text">
      <style:text-properties style:font-name="Courier 10 Pitch" style:font-name-asian="Monospace" style:font-name-complex="Monospace"/>
    </style:style>
    <style:style style:name="T3" style:family="text">
      <style:text-properties style:font-name="Courier 10 Pitch" fo:font-weight="normal" style:font-name-asian="Monospace" style:font-weight-asian="normal" style:font-name-complex="Monospace" style:font-weight-complex="normal"/>
    </style:style>
    <style:style style:name="T4" style:family="text">
      <style:text-properties style:font-name="Liberation Serif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iberation Serif"/>
    </style:style>
    <style:style style:name="T7" style:family="text">
      <style:text-properties style:use-window-font-color="true" style:font-name="Courier 10 Pitch" fo:font-size="12pt" style:font-name-asian="Monospace" style:font-size-asian="12pt" style:font-name-complex="Monospace" style:font-size-complex="12pt"/>
    </style:style>
    <style:style style:name="T8" style:family="text">
      <style:text-properties style:font-name-asian="Monospace" style:font-name-complex="Monospac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ourier 10 Pitc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otice d'utilisation</text:p>
      <text:p text:style-name="P1"/>
      <text:h text:style-name="Heading_20_1" text:outline-level="1">1<text:tab/>Descriptif général des classes</text:h>
      <text:p text:style-name="P1"/>
      <text:p text:style-name="P1">Cette bibliothèque comporte les classes suivantes :</text:p>
      <text:p text:style-name="P1"/>
      <text:p text:style-name="P4">Data.java</text:p>
      <text:p text:style-name="P4">Settings.java</text:p>
      <text:p text:style-name="P2">Ces deux classes comportent des méthodes publiques pour lire des données afin de les traiter.</text:p>
      <text:p text:style-name="P4"/>
      <text:p text:style-name="P4">StaticAnalysis.java</text:p>
      <text:p text:style-name="P4">DynamicAnalysis.java</text:p>
      <text:p text:style-name="P4">Sampling.java</text:p>
      <text:p text:style-name="P4">Icebergs.java</text:p>
      <text:p text:style-name="P4">Mice.java</text:p>
      <text:p text:style-name="P2">Ces six classes comportent des méthodes publiques et permettent d'effectuer l'analyse statistique d'un flux de données.</text:p>
      <text:p text:style-name="P1"/>
      <text:p text:style-name="P4">FingerPrint.java</text:p>
      <text:p text:style-name="P4">MyReader.java</text:p>
      <text:p text:style-name="P4">Element.java</text:p>
      <text:p text:style-name="P4">SamplingBag.java</text:p>
      <text:p text:style-name="P4">CountingBag.java</text:p>
      <text:p text:style-name="P2">Ces quatre classes sont les structures de données utilisées par le programme, leur visibilité est <text:span text:style-name="T1">protected</text:span><text:span text:style-name="T5"> </text:span>et elles ne sont pas destinées à être utilisées en dehors de la bibliothèque.</text:p>
      <text:p text:style-name="P1"/>
      <text:p text:style-name="P4">HashTest.java</text:p>
      <text:p text:style-name="P2">Cette dernière classe permet de tester la fonction de hachage choisie en effectuant un test du <text:span text:style-name="T4">χ</text:span>².</text:p>
      <text:p text:style-name="P1"/>
      <text:h text:style-name="Heading_20_1" text:outline-level="1">2<text:tab/>Pour démarrer : création d'un flux de données, les classes Data et Settings</text:h>
      <text:p text:style-name="P1"/>
      <text:p text:style-name="P1">L'ouverture et la lecture d'un flux d'entrée se fait grâce à la classe <text:span text:style-name="T10">Data</text:span>. Elle permet de lire un fichier via son nom ou une page Internet via son URL. <text:span text:style-name="T6">Voici</text:span> la syntaxe du constructeur pour créer un objet de type <text:span text:style-name="T10">Data</text:span> :</text:p>
      <text:p text:style-name="P1"/>
      <text:p text:style-name="P7"><text:span text:style-name="T2">Data (String name, </text:span><text:span text:style-name="T3">int</text:span><text:span text:style-name="T2"> type, Settings s)</text:span></text:p>
      <text:p text:style-name="P8">name : le nom du fichier, ou l'URL de la page</text:p>
      <text:p text:style-name="P8">type : Data.FILE pour un fichier, Data.URL pour une url</text:p>
      <text:p text:style-name="P8">Settings : (optionnel) un objet de type settings (voir infra) précisant le type de données et le mode de lecture. Si aucun n'est donné, les valeurs par défaut de la classe Settings seront appliquées.</text:p>
      <text:p text:style-name="P5"/>
      <text:p text:style-name="P3">Les objets de type <text:span text:style-name="T10">Settings </text:span>permettent d'indiquer au programme le type de données à traiter (texte, logs) ainsi que le mode de lecture (mot-à-mot ou par k-shingles). Voici la syntaxe du constructeur :</text:p>
      <text:p text:style-name="P3"/>
      <text:p text:style-name="P7"><text:soft-page-break/><text:span text:style-name="T8"><text:s/></text:span><text:span text:style-name="T2">Settings(int type, int k)</text:span></text:p>
      <text:p text:style-name="P8">type : Settings.TEXT ou Settings.LOG</text:p>
      <text:p text:style-name="P8">k : nombre de mots consécutifs lus</text:p>
      <text:p text:style-name="P5"/>
      <text:p text:style-name="P5">Les valeurs par défaut sont : <text:span text:style-name="T10">type = Settings.TEXT</text:span>, <text:span text:style-name="T10">k = 1</text:span>.</text:p>
      <text:p text:style-name="P5"/>
      <text:h text:style-name="Heading_20_1" text:outline-level="1">3<text:tab/>Comptage approché, comparaisons: StaticAnalysis</text:h>
      <text:p text:style-name="P5"/>
      <text:p text:style-name="P5">La classe <text:span text:style-name="T10">StaticAnalysis</text:span> permet d'étudier un flux de données statique (typiquement : les œuvres complètes de Shakespeare) en calculant une empreinte du fichier. Un objet de la classe <text:span text:style-name="T10">StaticAnalysis</text:span> se crée via la syntaxe suivante :</text:p>
      <text:p text:style-name="P5"/>
      <text:p text:style-name="P8">StaticAnalysis(Data d, int b)</text:p>
      <text:p text:style-name="P8">d : le flux de données étudié</text:p>
      <text:p text:style-name="P8">b (optionnel) : la précision désirée. Valeur par défaut : 11</text:p>
      <text:p text:style-name="P5"/>
      <text:p text:style-name="P5">Il existe également un constructeur permettant de faire l'union de deux empreintes de fichier :</text:p>
      <text:p text:style-name="P5"/>
      <text:p text:style-name="P6">S<text:span text:style-name="T7">taticAnalysis(StaticAnalysis fp1, StaticAnalysis fp2)</text:span></text:p>
      <text:p text:style-name="P8">fp1 : l'empreinte du premier fichier</text:p>
      <text:p text:style-name="P8">fp2 : l'empreinte du deuxième fichier</text:p>
      <text:p text:style-name="P5"/>
      <text:p text:style-name="P5"><text:span text:style-name="T9">Remarque</text:span> : les deux empreintes doivent avoir été calculées avec la même précision, sinon le programme affiche un message d'erreur.</text:p>
      <text:p text:style-name="P5"/>
      <text:p text:style-name="P5">Pour obtenir une estimation du nombre d'éléments distincts d'un fichier à une précision b, on fait appel à la méthode statique <text:span text:style-name="T10">hyperLogLog</text:span> de la classe <text:span text:style-name="T10">StaticAnalysis</text:span>, dont la syntaxe est la suivante :</text:p>
      <text:p text:style-name="P5"/>
      <text:p text:style-name="P8">public static double hyperLogLog (Data input, int b)</text:p>
      <text:p text:style-name="P8">input : le flux de données étudié</text:p>
      <text:p text:style-name="P8">b : la précision désirée</text:p>
      <text:p text:style-name="P5"/>
      <text:p text:style-name="P5">On peut également appeler depuis <text:span text:style-name="T10">stdin</text:span> la méthode <text:span text:style-name="T10">main</text:span> de la classe qui donne les estimations <text:s/>pour les différentes valeurs de b en exécutant :</text:p>
      <text:p text:style-name="P5"/>
      <text:p text:style-name="P11"><text:span text:style-name="T10">StaticAnalysis.java &lt;nom_du_fichier&gt;</text:span></text:p>
      <text:p text:style-name="P5"/>
      <text:p text:style-name="P5">Cette classe permet également le calcul de similarité entre deux fichiers grâce à la méthode statique <text:span text:style-name="T10">similarity</text:span> :</text:p>
      <text:p text:style-name="P5"/>
      <text:p text:style-name="P8">public static double similarity(StaticAnalysis fp1, StaticAnalysis fp2)</text:p>
      <text:p text:style-name="P8">fp1 : l'empreinte du premier fichier</text:p>
      <text:p text:style-name="P8">fp2 : l'empreinte du deuxième fichier</text:p>
      <text:p text:style-name="P5"/>
      <text:p text:style-name="P5">On peut également donner en argument à <text:span text:style-name="T10">similarity</text:span> un tableau d'empreintes, auquel cas la méthode renvoie une matrice des comparaisons deux à deux des toutes les empreintes :</text:p>
      <text:p text:style-name="P5"/>
      <text:p text:style-name="P8">public static double [][] similarity(StaticAnalysis[] fp)</text:p>
      <text:p text:style-name="P8"><text:soft-page-break/>fp : un tableau regroupant les empreintes à comparer.</text:p>
      <text:p text:style-name="P5"/>
      <text:p text:style-name="P5">Pour comparer des fichier dans un dossier, on utilise <text:span text:style-name="T10">similarPairs</text:span>, qui affiche le résultat sous la forme d'un tableau à double entrée dans la sortie standard : </text:p>
      <text:p text:style-name="P5"/>
      <text:p text:style-name="P8">public static void similarPairs(String directory, int b, int k)</text:p>
      <text:p text:style-name="P8">directory : le path du dossier d'entrée</text:p>
      <text:p text:style-name="P8">b : la précision désirée</text:p>
      <text:p text:style-name="P8">k : la taille des k-shingles utilisés pour la comparaison.</text:p>
      <text:p text:style-name="P5"/>
      <text:h text:style-name="Heading_20_1" text:outline-level="1">4<text:tab/>Étude dynamique, monitoring : DynamicAnalysis</text:h>
      <text:p text:style-name="P5"/>
      <text:p text:style-name="P5">Pour étudier de façon dynamique un flux de données, il faut commencer par créer un objet de type <text:span text:style-name="T10">DynamicAnalysis</text:span> :</text:p>
      <text:p text:style-name="P5"/>
      <text:p text:style-name="P8">DynamicAnalysis (int b, int W, int nbr)</text:p>
      <text:p text:style-name="P8">b : la précision voulue</text:p>
      <text:p text:style-name="P8">W : la taille de la fenêtre</text:p>
      <text:p text:style-name="P8">nbr : le nombre de points gardés dans l'historique</text:p>
      <text:p text:style-name="P5"/>
      <text:p text:style-name="P5">Pour lire un nouvel élément et mettre à jour l'analyse :</text:p>
      <text:p text:style-name="P5"/>
      <text:p text:style-name="P8">public void newElement (Data d)</text:p>
      <text:p text:style-name="P8">d : le flux de données étudié</text:p>
      <text:p text:style-name="P5"/>
      <text:p text:style-name="P5">Obtenir l'historique des estimations :</text:p>
      <text:p text:style-name="P5"/>
      <text:p text:style-name="P8">public double[] getMemory()</text:p>
      <text:p text:style-name="P5"/>
      <text:p text:style-name="P5"/>
      <text:h text:style-name="Heading_20_1" text:outline-level="1">5<text:tab/>Échantillonnage statistique : Sampling, Mice, Icebergs</text:h>
      <text:p text:style-name="P5"/>
      <text:p text:style-name="P5">Pour effectuer un échantillonnage d'éléments représentatifs, on commence par créer un objet de la classe <text:span text:style-name="T10">Sampling</text:span> :</text:p>
      <text:p text:style-name="P5"/>
      <text:p text:style-name="P8">Sampling(Data d,int k)</text:p>
      <text:p text:style-name="P8">d : le flux de données étudié</text:p>
      <text:p text:style-name="P8">k : la taille de l'échantillon voulu</text:p>
      <text:p text:style-name="P5"/>
      <text:p text:style-name="P5">Le calcul et l'affichage de l'échantillon s'obtient par la méthode <text:span text:style-name="T10">printSample</text:span> :</text:p>
      <text:p text:style-name="P5"/>
      <text:p text:style-name="P6">p<text:span text:style-name="T7">ublic void printSample()</text:span></text:p>
      <text:p text:style-name="P5"/>
      <text:p text:style-name="P5">Pour obtenir une estimation du nombre de k-souris on crée un objet de la classe <text:span text:style-name="T10">Mice</text:span> puis on appelle la méthode <text:span text:style-name="T10">getMiceProportions</text:span> :</text:p>
      <text:p text:style-name="P5"/>
      <text:p text:style-name="P8">Mice(Data d,int n)</text:p>
      <text:p text:style-name="P8"><text:soft-page-break/>d : le flux de données étudié</text:p>
      <text:p text:style-name="P8">n : la taille de l'échantillon utilisé pour l'estimation des k-souris</text:p>
      <text:p text:style-name="P5"/>
      <text:p text:style-name="P8">public double getMiceProportion(int occurrences)</text:p>
      <text:p text:style-name="P8">occurrences : le nombre d'occurrences des souris (i.e. le paramètre k des k-souris)</text:p>
      <text:p text:style-name="P5"/>
      <text:p text:style-name="P5">Pour afficher les icebergs on dispose de <text:span text:style-name="T10">Icebergs.printIcebergs</text:span> :</text:p>
      <text:p text:style-name="P5"/>
      <text:p text:style-name="P8">public static void printIcebergs(Data input, double theta)</text:p>
      <text:p text:style-name="P8">input : le flux de données étudié</text:p>
      <text:p text:style-name="P8">theta : un double, la fréquence minimale voulue pour les iceber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23:50:52</meta:creation-date>
    <dc:date>2013-06-04T00:13:57</dc:date>
    <meta:editing-duration>PT3H5M1S</meta:editing-duration>
    <meta:editing-cycles>83</meta:editing-cycles>
    <meta:generator>LibreOffice/3.5$Linux_x86 LibreOffice_project/350m1$Build-2</meta:generator>
    <meta:document-statistic meta:table-count="0" meta:image-count="0" meta:object-count="0" meta:page-count="4" meta:paragraph-count="87" meta:word-count="855" meta:character-count="5340" meta:non-whitespace-character-count="4571"/>
  </office:meta>
</office:document-meta>
</file>